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9E00000378A138EBCE2A51832A.png" manifest:media-type="image/png"/>
  <manifest:file-entry manifest:full-path="Pictures/10000201000000C600000377F5F9594B89B2159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035cm" svg:stroke-color="#0000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289cm" svg:height="14.735cm" draw:transform="rotate (1.5707963267949) translate (4.045cm 5.559cm)">
          <draw:image xlink:href="Pictures/10000201000000C600000377F5F9594B89B2159E.png" xlink:type="simple" xlink:show="embed" xlink:actuate="onLoad">
            <text:p/>
          </draw:image>
        </draw:frame>
        <draw:frame draw:style-name="gr1" draw:text-style-name="P1" draw:layer="layout" svg:width="2.578cm" svg:height="14.732cm" draw:transform="rotate (1.5707963267949) translate (4.048cm 8.658cm)">
          <draw:image xlink:href="Pictures/100002010000009E00000378A138EBCE2A51832A.png" xlink:type="simple" xlink:show="embed" xlink:actuate="onLoad">
            <text:p/>
          </draw:image>
        </draw:frame>
        <draw:frame draw:style-name="gr2" draw:text-style-name="P2" draw:layer="layout" svg:width="2.64cm" svg:height="1.353cm" svg:x="1.381cm" svg:y="3.33cm">
          <draw:text-box>
            <text:p><text:span text:style-name="T1">nicht</text:span></text:p>
            <text:p><text:span text:style-name="T1">obfuskiert</text:span></text:p>
          </draw:text-box>
        </draw:frame>
        <draw:frame draw:style-name="gr3" draw:text-style-name="P2" draw:layer="layout" svg:width="2.64cm" svg:height="0.802cm" svg:x="1.381cm" svg:y="6.969cm">
          <draw:text-box>
            <text:p><text:span text:style-name="T1">obfuskie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11T16:21:48.662368093</meta:creation-date>
    <dc:date>2021-03-11T16:29:48.168644613</dc:date>
    <meta:editing-duration>PT7M59S</meta:editing-duration>
    <meta:editing-cycles>1</meta:editing-cycles>
    <meta:document-statistic meta:object-count="4"/>
    <meta:generator>LibreOffice/6.0.7.3$Linux_X86_64 LibreOffice_project/00m0$Build-3</meta:generator>
  </office:meta>
</office:document-meta>
</file>